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d37db" officeooo:paragraph-rsid="000d37db"/>
    </style:style>
    <style:style style:name="P2" style:family="paragraph" style:parent-style-name="Text_20_body" style:list-style-name="L1">
      <style:text-properties officeooo:rsid="000d37db" officeooo:paragraph-rsid="000d37db"/>
    </style:style>
    <style:style style:name="P3" style:family="paragraph" style:parent-style-name="Text_20_body" style:list-style-name="L1">
      <style:text-properties officeooo:rsid="000d37db" officeooo:paragraph-rsid="000d37db" fo:background-color="#cccccc"/>
    </style:style>
    <style:style style:name="P4" style:family="paragraph" style:parent-style-name="Text_20_body" style:list-style-name="L1">
      <style:text-properties officeooo:rsid="000d37db" officeooo:paragraph-rsid="000e12d8" fo:background-color="#cccccc"/>
    </style:style>
    <style:style style:name="P5" style:family="paragraph" style:parent-style-name="Text_20_body" style:list-style-name="L1">
      <style:text-properties officeooo:rsid="000d37db" officeooo:paragraph-rsid="000d37db" fo:background-color="transparent"/>
    </style:style>
    <style:style style:name="P6" style:family="paragraph" style:parent-style-name="Text_20_body" style:list-style-name="L1">
      <style:text-properties officeooo:rsid="000d37db" officeooo:paragraph-rsid="000e12d8" fo:background-color="transparent"/>
    </style:style>
    <style:style style:name="P7" style:family="paragraph" style:parent-style-name="Text_20_body">
      <style:text-properties officeooo:rsid="000d37db" officeooo:paragraph-rsid="000d37db" fo:background-color="transparent"/>
    </style:style>
    <style:style style:name="P8" style:family="paragraph" style:parent-style-name="Heading_20_2" style:list-style-name=""/>
    <style:style style:name="P9" style:family="paragraph" style:parent-style-name="Heading_20_1">
      <style:paragraph-properties fo:break-before="page"/>
      <style:text-properties officeooo:rsid="000d37db" officeooo:paragraph-rsid="000d37db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0e12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: Neural Style Transfer</text:p>
      <text:p text:style-name="P1"/>
      <text:h text:style-name="P8" text:outline-level="2"/>
      <text:h text:style-name="P9" text:outline-level="1">Setup</text:h>
      <text:p text:style-name="P1">Read ‘No bullshit guide to tensorflow gpu’</text:p>
      <text:list xml:id="list3875025676" text:style-name="L1">
        <text:list-item>
          <text:p text:style-name="P2">Install Nvidia driver, verify driver version/exist with <text:span text:style-name="T1">nvidia-smi</text:span> on cmd</text:p>
        </text:list-item>
        <text:list-item>
          <text:p text:style-name="P2">create environment in anaconda</text:p>
          <text:p text:style-name="P2"><text:span text:style-name="T1">conda create –-name &lt;env_name&gt; python=&lt;python_version&gt;</text:span></text:p>
        </text:list-item>
        <text:list-item>
          <text:p text:style-name="P5">Activate conda environment</text:p>
          <text:list>
            <text:list-header>
              <text:p text:style-name="P3">conda activate &lt;env_name&gt;</text:p>
            </text:list-header>
          </text:list>
        </text:list-item>
        <text:list-item>
          <text:p text:style-name="P5">Install tensorflow-gpu (this will install cudatoolkit and cudnn)</text:p>
          <text:list>
            <text:list-header>
              <text:p text:style-name="P3">conda install tensorflow-gpu</text:p>
            </text:list-header>
          </text:list>
        </text:list-item>
        <text:list-item>
          <text:p text:style-name="P6"><text:span text:style-name="T2">Check if tensorflow is using GPU </text:span></text:p>
          <text:list>
            <text:list-header>
              <text:p text:style-name="P4">tf.config.list_physical_devices('GPU')</text:p>
            </text:list-header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7:33:41.100943840</meta:creation-date>
    <dc:date>2020-05-26T17:45:37.140193690</dc:date>
    <meta:editing-duration>PT11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60" meta:character-count="458" meta:non-whitespace-character-count="414"/>
  </office:meta>
</office:document-meta>
</file>